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5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13pt" fo:background-color="transparent" style:font-size-asian="13pt" style:font-size-complex="13pt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fo:background-color="transparent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4" fo:font-size="13pt" fo:background-color="transparent" style:font-size-asian="13pt" style:font-size-complex="13pt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mment">
      <style:paragraph-properties fo:margin-left="0cm" fo:margin-right="0cm" fo:text-indent="0cm" style:auto-text-indent="false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8pt" fo:background-color="transparent" style:font-size-asian="18pt" style:font-size-complex="18pt"/>
    </style:style>
    <style:style style:name="P20" style:family="paragraph" style:parent-style-name="Heading">
      <style:paragraph-properties fo:break-before="page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T1" style:family="text">
      <style:text-properties style:font-name="Courier 10 Pitch"/>
    </style:style>
    <style:style style:name="T2" style:family="text">
      <style:text-properties style:font-name="Times New Roman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WERSYTET MIKOŁAJA KOPERNIKA W TORUNIU</text:p>
      <text:p text:style-name="P7"><draw:frame draw:style-name="fr1" draw:name="graphics1" text:anchor-type="paragraph" svg:x="0.683cm" svg:y="0.118cm" svg:width="15.685cm" svg:height="0.041cm" draw:z-index="0"><draw:image xlink:href="Pictures/10000000000002800000000314B0D070.png" xlink:type="simple" xlink:show="embed" xlink:actuate="onLoad"/></draw:frame>W Y D Z I A Ł <text:s text:c="3"/>M A T E M A T Y K I <text:s text:c="3"/>I <text:s text:c="3"/>I N F O R M A T Y K I</text:p>
      <text:p text:style-name="P11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9">Paweł Piątkowski</text:p>
      <text:p text:style-name="P7"/>
      <text:p text:style-name="P12">GRAFICZNY EDYTOR ZAPYTAŃ TYPU S.O.D.A.</text:p>
      <text:p text:style-name="P7"/>
      <text:p text:style-name="P7"/>
      <text:p text:style-name="P10"/>
      <text:p text:style-name="P7"/>
      <text:p text:style-name="P7"/>
      <text:p text:style-name="P10"/>
      <text:p text:style-name="P10"/>
      <text:p text:style-name="P10"/>
      <text:p text:style-name="P6"><text:tab/><text:line-break/></text:p>
      <text:p text:style-name="P6"/>
      <text:p text:style-name="P6"><draw:frame draw:style-name="fr1" draw:name="graphics2" text:anchor-type="paragraph" svg:x="4.932cm" svg:y="0.61cm" svg:width="6.957cm" svg:height="0.041cm" draw:z-index="1"><draw:image xlink:href="Pictures/10000000000002800000000314B0D070.png" xlink:type="simple" xlink:show="embed" xlink:actuate="onLoad"/></draw:frame></text:p>
      <text:p text:style-name="P5"><text:soft-page-break/>Toruń 2009</text:p>
      <text:p text:style-name="P5"/>
      <text:p text:style-name="P3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Praca magisterska </text:p>
      <text:p text:style-name="P6"><text:tab/>napisana pod kierunkiem</text:p>
      <text:p text:style-name="P6"><text:tab/>dr hab. Krzysztofa Stencla prof. UMK</text:p>
      <text:p text:style-name="P2">strzeszczenie / abstract</text:p>
      <text:p text:style-name="Standard"/>
      <text:p text:style-name="P2">podziekowania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Spis treści</text:p>
          </text:index-title>
          <text:p text:style-name="P14">Wstęp<text:tab/>6</text:p>
          <text:p text:style-name="P14">Rozdział I<text:tab/>7</text:p>
          <text:p text:style-name="P15">3. Omówienie problemu<text:tab/>7</text:p>
          <text:p text:style-name="P15">4. Kontekst pracy<text:tab/>7</text:p>
          <text:p text:style-name="P15">5. Cel pracy<text:tab/>7</text:p>
          <text:p text:style-name="P14">Rozdział II<text:tab/>8</text:p>
          <text:p text:style-name="P15">1. Co to jest, do czego i po co<text:tab/>8</text:p>
          <text:p text:style-name="P15">2. Możliwości i ficzery<text:tab/>8</text:p>
          <text:p text:style-name="P15">3. Co jest w tym innowacyjnego i czemu jest fajne<text:tab/>8</text:p>
          <text:p text:style-name="P15">4. Użyte narzędzia i technologie<text:tab/>8</text:p>
          <text:p text:style-name="P16">1. db4o<text:tab/>8</text:p>
          <text:p text:style-name="P17">1. S.O.D.A.<text:tab/>8</text:p>
        </text:index-body>
      </text:table-of-content>
      <text:p text:style-name="Standard"/>
      <text:list xml:id="list1484847770" text:style-name="Outline">
        <text:list-item>
          <text:h text:style-name="P20" text:outline-level="1">Wstęp</text:h>
        </text:list-item>
      </text:list>
      <text:p text:style-name="P18"/>
      <text:p text:style-name="Text_20_body"><text:tab/>...</text:p>
      <text:p text:style-name="Text_20_body"/>
      <text:list xml:id="list702043631" text:continue-numbering="true" text:style-name="Outline">
        <text:list-item>
          <text:h text:style-name="P20" text:outline-level="1">Rozdział I</text:h>
        </text:list-item>
      </text:list>
      <text:p text:style-name="P18">Wprowadzenie</text:p>
      <text:p text:style-name="P18"/>
      <text:p text:style-name="P18"/>
      <text:list xml:id="list1650169332" text:continue-numbering="true" text:style-name="Outline">
        <text:list-item>
          <text:list>
            <text:list-item>
              <text:h text:style-name="Heading_20_1" text:outline-level="2">Omówienie problemu</text:h>
            </text:list-item>
          </text:list>
        </text:list-item>
      </text:list>
      <text:p text:style-name="Text_20_body"/>
      <text:p text:style-name="Text_20_body"><text:tab/>Silnik bazodanowy db4o przeznaczony dla języka Java udostępnia trzy mechanizmy dostępu do danych.<text:note text:id="ftn1" text:note-class="footnote"><text:note-citation>1</text:note-citation><text:note-body><text:p text:style-name="Footnote">Należy zaznaczyć, iż wersja db4o przeznaczona dla platformy .NET udostępnia czwarty mechanizm dostępu do danych – LINQ. Jednak w niniejszej pracy zajmuję się wyłącznie db4o dla Javy.</text:p></text:note-body></text:note></text:p>
      <text:p text:style-name="Text_20_body">Są to:</text:p>
      <text:list xml:id="list1873476579" text:style-name="L1">
        <text:list-item>
          <text:p text:style-name="P21">Native Queries</text:p>
        </text:list-item>
        <text:list-item>
          <text:p text:style-name="P21">Query By Example (QBE)</text:p>
        </text:list-item>
        <text:list-item>
          <text:p text:style-name="P21">Simple Object Database Access (SODA) <text:note text:id="ftn2" text:note-class="footnote"><text:note-citation>2</text:note-citation><text:note-body><text:p text:style-name="Footnote">Z powodu braku odpowiednich tłumaczeń na polski i powszechnego stosowania oryginalnych terminów pozwolę sobię w dalszej części pracy używać angielskich nazw wymienionych mechanizmów.</text:p></text:note-body></text:note></text:p>
        </text:list-item>
      </text:list>
      <text:p text:style-name="Text_20_body">W niniejszej pracy zajmę się trzecim z wymienionych mechanizmów. </text:p>
      <text:p text:style-name="Text_20_body"/>
      <text:p text:style-name="Text_20_body"><text:tab/>SODA <text:s/>to niskopoziomowe API umożliwiające tworzenie zapytań do bazy danych db4o. Wprawne posługiwanie się tym API wymaga zrozumienia idei stojącej za nim idei. Jest ona prosta jednak osobom niezaznajomionym z obiektowymi bazami danych może sprawiać problemy ze względu na fundamentalne różnice dzielące obiektowe i relacyjne systemy zarządzania bazami danych.</text:p>
      <text:p text:style-name="Text_20_body"><text:tab/>W zapytaniach typu SODA programista określa klase obiektów, które chce odczytać oraz definiuje warunki, które obiekty te muszą spełniać. Czyni to tworząc graf, którego wierzchołki <text:s/>reprezentują nałożone na pola klasy ograniczenia, które muszą być spełnione aby obiekt danej klasy znalazł się w kolekcji obiektów zwracanej przez wykonania zapytania. Krawędzie grafu wskazują którego pola danej klasy dotyczy warunek zdefiniowany w wierzchołku do którego prowadzi <text:s/>krawędź.</text:p>
      <text:p text:style-name="Text_20_body"/>
      <text:p text:style-name="P22">OBRAZEK</text:p>
      <text:p text:style-name="P22"/>
      <text:p text:style-name="P22"/>
      <text:p text:style-name="Text_20_body"><text:tab/>Tworzenie zapytań typu SODA opiera się na wywołaniach metody <text:span text:style-name="T1">descend()</text:span><text:span text:style-name="T2">, która przechodzi w głąb klasy, która jest punktem wejścia, pozwalając programiście dostać się do jej zagnieżdżonych obiektów. Tę podróż można intuicyjnie przedstawić w postaci grafu, który o wiele szybciej i prościej jest analizować niż kod kolejnych wywołań SODA API. Jest to istotne szczególnie dla osób, które dopiero się z omawianym API zapoznają. </text:span></text:p>
      <text:p text:style-name="Text_20_body"/>
      <text:p text:style-name="Text_20_body"><text:soft-page-break/></text:p>
      <text:p text:style-name="P22"><text:tab/></text:p>
      <text:p text:style-name="P22"/>
      <text:p text:style-name="P22"/>
      <text:p text:style-name="Text_20_body"/>
      <text:list xml:id="list1874408282" text:continue-list="list1650169332" text:style-name="Outline">
        <text:list-item>
          <text:list>
            <text:list-item>
              <text:h text:style-name="Heading_20_1" text:outline-level="2">Kontekst pracy</text:h>
            </text:list-item>
          </text:list>
        </text:list-item>
      </text:list>
      <text:p text:style-name="Text_20_body"/>
      <text:p text:style-name="Text_20_body"><text:tab/>bka</text:p>
      <text:p text:style-name="Text_20_body"/>
      <text:list xml:id="list1862238277" text:continue-numbering="true" text:style-name="Outline">
        <text:list-item>
          <text:list>
            <text:list-item>
              <text:h text:style-name="Heading_20_1" text:outline-level="2">Cel pracy</text:h>
            </text:list-item>
          </text:list>
        </text:list-item>
      </text:list>
      <text:p text:style-name="Text_20_body"/>
      <text:p text:style-name="Text_20_body"><text:tab/>Założonym celem było stworzenie narzędzia dydaktycznego ułatwiającego zapoznanie się z SODA API. Planowane funkcjonalności:</text:p>
      <text:list xml:id="list753768003" text:style-name="L3">
        <text:list-item>
          <text:p text:style-name="P24">odczytywanie bazy danych db4o i wyświetlanie klas przechowywanych w niej obiektów</text:p>
        </text:list-item>
        <text:list-item>
          <text:p text:style-name="P24">tworzenie i edytowanie grafów zapytań</text:p>
        </text:list-item>
        <text:list-item>
          <text:p text:style-name="P24">generowanie kodu zapytania na podstawie grafu</text:p>
        </text:list-item>
        <text:list-item>
          <text:p text:style-name="P24">analizowanie gotowych zapytań poprzez wizualizację zapytania w postaci grafu (generowanie grafu na podstawie kodu zapytania)</text:p>
        </text:list-item>
        <text:list-item>
          <text:p text:style-name="P24">zapisywanie grafów w postaci plików graficznych</text:p>
          <text:p text:style-name="P24"/>
        </text:list-item>
      </text:list>
      <text:p text:style-name="Text_20_body"><text:span text:style-name="T2"/></text:p>
      <text:p text:style-name="Text_20_body"/>
      <text:p text:style-name="Text_20_body"/>
      <text:list xml:id="list481498353" text:continue-list="list1862238277" text:style-name="Outline">
        <text:list-item>
          <text:h text:style-name="P20" text:outline-level="1">Rozdział II</text:h>
        </text:list-item>
      </text:list>
      <text:p text:style-name="P18">mój soft</text:p>
      <text:p text:style-name="P18"/>
      <text:list xml:id="list1176931587" text:continue-list="list481498353" text:style-name="Outline">
        <text:list-item>
          <text:list>
            <text:list-item text:start-value="1">
              <text:h text:style-name="Heading_20_1" text:outline-level="2" text:restart-numbering="true" text:start-value="-1">Co to jest, do czego i po co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573530752" text:continue-numbering="true" text:style-name="Outline">
        <text:list-item>
          <text:list>
            <text:list-item>
              <text:h text:style-name="Heading_20_1" text:outline-level="2">Możliwości i ficzery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525558497" text:continue-numbering="true" text:style-name="Outline">
        <text:list-item>
          <text:list>
            <text:list-item>
              <text:h text:style-name="Heading_20_1" text:outline-level="2">Co jest w tym innowacyjnego i czemu jest fajn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164722500" text:continue-numbering="true" text:style-name="Outline">
        <text:list-item>
          <text:list>
            <text:list-item>
              <text:h text:style-name="Heading_20_1" text:outline-level="2">Użyte narzędzia i technologi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818701939" text:continue-list="list1164722500" text:style-name="Outline">
        <text:list-item>
          <text:list>
            <text:list-item>
              <text:list>
                <text:list-item text:start-value="1">
                  <text:h text:style-name="Heading_20_2" text:outline-level="3" text:restart-numbering="true" text:start-value="-1">db4o</text:h>
                  <text:list>
                    <text:list-item>
                      <text:h text:style-name="Heading_20_3" text:outline-level="4" text:restart-numbering="true" text:start-value="-1">S.O.D.A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5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Outline" style:class="text">
      <style:paragraph-properties fo:margin-top="0.423cm" fo:margin-bottom="0.212cm" fo:text-align="center" style:justify-single-word="false" fo:keep-with-next="always"/>
      <style:text-properties fo:font-variant="normal" fo:text-transform="none" style:font-name="Arial" fo:font-size="18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Heading_20_1" style:display-name="Heading 1" style:family="paragraph" style:next-style-name="Text_20_body" style:default-outline-level="2" style:list-style-name="Outline" style:class="text" style:master-page-name="">
      <style:paragraph-properties fo:text-align="start" style:justify-single-word="false" style:page-number="auto" fo:background-color="transparent" style:shadow="none" text:number-lines="true" text:line-number="0">
        <style:tab-stops/>
        <style:background-image/>
      </style:paragraph-properties>
      <style:text-properties style:font-name="Times New Roman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list-style-name="Outline" style:class="text" style:master-page-name="">
      <style:paragraph-properties fo:text-align="start" style:justify-single-word="false" style:page-number="auto" text:number-lines="true" text:line-number="0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4" style:list-style-name="Outline" style:class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agłówek_20_1" style:display-name="Nagłówek 1" style:family="paragraph" style:parent-style-name="Heading" style:default-outline-level="" style:list-style-name="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/>
      <style:text-properties style:font-name="Arial1" fo:font-size="14pt" fo:font-weight="bold"/>
    </style:style>
    <style:style style:name="Comment" style:family="paragraph" style:parent-style-name="Contents_20_1"/>
    <style:style style:name="Heading_20_4" style:display-name="Heading 4" style:family="paragraph" style:parent-style-name="Heading" style:next-style-name="Text_20_body" style:default-outline-level="5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6cm" fo:page-height="29.693cm" style:num-format="1" style:print-orientation="portrait" fo:margin-top="2cm" fo:margin-bottom="2cm" fo:margin-left="2.007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6T16:38:07</meta:creation-date>
    <meta:generator>OpenOffice.org/3.1$Linux OpenOffice.org_project/310m19$Build-9420</meta:generator>
    <dc:date>2010-07-15T22:39:59</dc:date>
    <meta:editing-duration>PT13H19M10S</meta:editing-duration>
    <meta:editing-cycles>25</meta:editing-cycles>
    <meta:document-statistic meta:table-count="0" meta:image-count="2" meta:object-count="0" meta:page-count="10" meta:paragraph-count="66" meta:word-count="502" meta:character-count="3175"/>
    <meta:user-defined meta:name="Info 1"/>
    <meta:user-defined meta:name="Info 2"/>
    <meta:user-defined meta:name="Info 3"/>
    <meta:user-defined meta:name="Info 4"/>
  </office:meta>
</office:document-meta>
</file>